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atin Modern Mono Light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jor triads, 1 top, 5 middle, 3 bottom</text:p>
      <text:p text:style-name="P1"/>
      <text:p text:style-name="P1">F Major harmonised scale (1/3)</text:p>
      <text:p text:style-name="P1">------------------------------</text:p>
      <text:p text:style-name="P1"><text:s text:c="4"/>I <text:s text:c="8"/>ii <text:s text:c="7"/>iii <text:s/>IV <text:s text:c="7"/>V <text:s text:c="8"/>vi <text:s text:c="7"/>vii <text:s/>I </text:p>
      <text:p text:style-name="P1"><text:s text:c="4"/>F <text:s text:c="8"/>G- <text:s text:c="7"/>A- <text:s text:c="2"/>Bb <text:s text:c="7"/>C <text:s text:c="8"/>D- <text:s text:c="7"/>Eo <text:s text:c="2"/>F</text:p>
      <text:p text:style-name="P1">||--1-|----|--1-|----|--1-|--1-|----|--1-|----|--1-|----|--1-|--1-|----|----|----|-</text:p>
      <text:p text:style-name="P1">||--5-|----|--5-|----|--5-|--5-|----|--5-|----|--5-|--5-|----|--5-|----|----|----|-</text:p>
      <text:p text:style-name="P1">||----|--3-|--3-|----|--3-|----|--3-|----|--3-|--3-|----|--3-|----|--3-|----|----|-</text:p>
      <text:p text:style-name="P1">||----|----|----|----|----|----|----|----|----|----|----|----|----|----|----|----|-</text:p>
      <text:p text:style-name="P1">||----|----|----|----|----|----|----|----|----|----|----|----|----|----|----|----|-</text:p>
      <text:p text:style-name="P1">||----|----|----|----|----|----|----|----|----|----|----|----|----|----|----|----|-</text:p>
      <text:p text:style-name="P1"><text:s text:c="16"/>. <text:s text:c="8"/>. <text:s text:c="8"/>. <text:s text:c="8"/>. <text:s text:c="13"/>.. <text:s text:c="12"/>. </text:p>
      <text:p text:style-name="P1"/>
      <text:p text:style-name="P1">D Major harmonised scale (2/3)</text:p>
      <text:p text:style-name="P1">------------------------------</text:p>
      <text:p text:style-name="P1"><text:s text:c="14"/>I <text:s text:c="8"/>ii <text:s text:c="7"/>iii <text:s/>IV <text:s text:c="7"/>V <text:s text:c="8"/>vi <text:s text:c="6"/>vii <text:s text:c="2"/>I</text:p>
      <text:p text:style-name="P1"><text:s text:c="14"/>D <text:s text:c="8"/>E- <text:s text:c="7"/>F#- <text:s/>G <text:s text:c="8"/>A <text:s text:c="8"/>B- <text:s text:c="6"/>C#o <text:s text:c="2"/>D <text:s text:c="3"/></text:p>
      <text:p text:style-name="P1">||----|----|----|----|----|----|----|----|----|----|----|----|----|----|----|----|-</text:p>
      <text:p text:style-name="P1">||----|----|--1-|----|--1-|----|--1-|--1-|----|--1-|----|--1-|----|--1-|--1-|----|-</text:p>
      <text:p text:style-name="P1">||----|--5-|----|--5-|----|--5-|--5-|----|--5-|----|--5-|--5-|----|--5-|----|----|-</text:p>
      <text:p text:style-name="P1">||----|----|----|--3-|--3-|----|--3-|----|--3-|----|--3-|--3-|----|--3-|----|--3-|-</text:p>
      <text:p text:style-name="P1">||----|----|----|----|----|----|----|----|----|----|----|----|----|----|----|----|-</text:p>
      <text:p text:style-name="P1">||----|----|----|----|----|----|----|----|----|----|----|----|----|----|----|----|-</text:p>
      <text:p text:style-name="P1"><text:s text:c="16"/>. <text:s text:c="8"/>. <text:s text:c="8"/>. <text:s text:c="8"/>. <text:s text:c="13"/>.. <text:s text:c="12"/>. </text:p>
      <text:p text:style-name="P1"/>
      <text:p text:style-name="P1">G Major harmonised scale (3/3)</text:p>
      <text:p text:style-name="P1">------------------------------</text:p>
      <text:p text:style-name="P1">I <text:s text:c="7"/>ii <text:s text:c="7"/>iii <text:s/>IV <text:s text:c="7"/>V <text:s text:c="8"/>vi <text:s text:c="7"/>vii <text:s/>I</text:p>
      <text:p text:style-name="P1">G <text:s text:c="7"/>A- <text:s text:c="7"/>B- <text:s text:c="2"/>C <text:s text:c="8"/>D <text:s text:c="8"/>E- <text:s text:c="7"/>F#o <text:s/>G</text:p>
      <text:p text:style-name="P1">||----|----|----|----|----|----|----|----|----|----|----|----|----|----|----|----|-</text:p>
      <text:p text:style-name="P1">||----|----|----|----|----|----|----|----|----|----|----|----|----|----|----|----|-</text:p>
      <text:p text:style-name="P1">1|----|--1-|----|--1-|--1-|----|--1-|----|--1-|----|--1-|--1-|----|----|----|----|-</text:p>
      <text:p text:style-name="P1">5|----|--5-|----|--5-|--5-|----|--5-|----|--5-|--5-|----|--5-|----|----|----|----|-</text:p>
      <text:p text:style-name="P1">||----|--3-|--3-|----|--3-|----|--3-|----|--3-|--3-|----|--3-|----|--3-|----|----|-</text:p>
      <text:p text:style-name="P1">||----|----|----|----|----|----|----|----|----|----|----|----|----|----|----|----|-</text:p>
      <text:p text:style-name="P1"><text:s text:c="16"/>. <text:s text:c="8"/>. <text:s text:c="8"/>. <text:s text:c="8"/>. <text:s text:c="13"/>.. <text:s text:c="12"/>. </text:p>
      <text:p text:style-name="P1"/>
      <text:p text:style-name="P1">D Major harmonised scale (4/3)</text:p>
      <text:p text:style-name="P1">------------------------------</text:p>
      <text:p text:style-name="P1">I <text:s text:c="7"/>ii <text:s text:c="7"/>iii <text:s/>IV <text:s text:c="7"/>V <text:s text:c="8"/>vi <text:s text:c="7"/>vii <text:s/>I</text:p>
      <text:p text:style-name="P1">D <text:s text:c="7"/>E- <text:s text:c="7"/>F#- <text:s/>G <text:s text:c="8"/>A <text:s text:c="8"/>B- <text:s text:c="7"/>C#o <text:s/>D <text:s text:c="3"/></text:p>
      <text:p text:style-name="P1">||----|----|----|----|----|----|----|----|----|----|----|----|----|----|----|----|-</text:p>
      <text:p text:style-name="P1">||----|----|----|----|----|----|----|----|----|----|----|----|----|----|----|----|-</text:p>
      <text:p text:style-name="P1">||----|----|----|----|----|----|----|----|----|----|----|----|----|----|----|----|-</text:p>
      <text:p text:style-name="P1">1|----|--1-|----|--1-|--1-|----|--1-|----|--1-|----|--1-|--1-|----|----|----|----|-</text:p>
      <text:p text:style-name="P1">5|----|--5-|----|--5-|--5-|----|--5-|----|--5-|--5-|----|--5-|----|----|----|----|-</text:p>
      <text:p text:style-name="P1">||----|--3-|--3-|----|--3-|----|--3-|----|--3-|--3-|----|--3-|----|--3-|----|----|-</text:p>
      <text:p text:style-name="P1"><text:s text:c="16"/>. <text:s text:c="8"/>. <text:s text:c="8"/>. <text:s text:c="8"/>. <text:s text:c="13"/>.. <text:s text:c="12"/>. </text:p>
      <text:p text:style-name="P1"/>
      <text:p text:style-name="P1"/>
      <text:p text:style-name="P1">Fretboard notes</text:p>
      <text:p text:style-name="P1">---------------</text:p>
      <text:p text:style-name="P1"/>
      <text:p text:style-name="P1">E|--F-|----|--G-|----|--A-|----|--B-|--C-|----|--D-|----|--E-|--F-|----|--G-|----|-</text:p>
      <text:p text:style-name="P1">B|--C-|----|--D-|----|--E-|--F-|----|--G-|----|--A-|----|--B-|--C-|----|--D-|----|-</text:p>
      <text:p text:style-name="P1">G|----|--A-|----|--B-|--C-|----|--D-|----|--E-|--F-|----|--G-|----|--A-|----|----|-</text:p>
      <text:p text:style-name="P1">D|----|--E-|--F-|----|--G-|----|--A-|----|--B-|--C-|----|--D-|----|--E-|--F-|----|-</text:p>
      <text:p text:style-name="P1">A|----|--B-|--C-|----|--D-|----|--E-|--F-|----|--G-|----|--A-|----|--B-|----|----|-</text:p>
      <text:p text:style-name="P1">E|--F-|----|--G-|----|--A-|----|--B-|--C-|----|--D-|----|--E-|--F-|----|--G-|----|-</text:p>
      <text:p text:style-name="P1"><text:s text:c="16"/>. <text:s text:c="8"/>. <text:s text:c="8"/>. <text:s text:c="8"/>. <text:s text:c="13"/>.. <text:s text:c="12"/>. </text:p>
      <text:p text:style-name="P1"><text:soft-page-break/></text:p>
      <text:p text:style-name="P1"><text:s text:c="16"/>. <text:s text:c="8"/>. <text:s text:c="8"/>. <text:s text:c="8"/>. <text:s text:c="13"/>.. <text:s text:c="12"/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09:59:12.146476341</dc:date>
    <meta:editing-duration>PT27S</meta:editing-duration>
    <meta:editing-cycles>1</meta:editing-cycles>
    <meta:document-statistic meta:table-count="0" meta:image-count="0" meta:object-count="0" meta:page-count="2" meta:paragraph-count="55" meta:word-count="645" meta:character-count="3796" meta:non-whitespace-character-count="2931"/>
    <meta:generator>LibreOffice/6.0.7.3$Linux_X86_64 LibreOffice_project/00m0$Build-3</meta:generator>
  </office:meta>
</office:document-meta>
</file>